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1.47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016cm" svg:y1="16.575cm" svg:x2="4.556cm" svg:y2="16.575cm">
            <text:p/>
          </draw:line>
          <draw:line draw:style-name="gr1" draw:text-style-name="P1" draw:layer="layout" svg:x1="2.016cm" svg:y1="16.575cm" svg:x2="2.016cm" svg:y2="13.908cm">
            <text:p/>
          </draw:line>
          <draw:line draw:style-name="gr1" draw:text-style-name="P1" draw:layer="layout" svg:x1="2.016cm" svg:y1="16.575cm" svg:x2="3.286cm" svg:y2="17.845cm">
            <text:p/>
          </draw:line>
          <draw:frame draw:style-name="gr2" draw:text-style-name="P2" draw:layer="layout" svg:width="1.143cm" svg:height="1.254cm" svg:x="4.302cm" svg:y="15.732cm">
            <draw:text-box>
              <text:p text:style-name="P2"><text:span text:style-name="T1">p</text:span></text:p>
            </draw:text-box>
          </draw:frame>
          <draw:frame draw:style-name="gr3" draw:text-style-name="P2" draw:layer="layout" svg:width="1.143cm" svg:height="1.57cm" svg:x="1.762cm" svg:y="12.684cm">
            <draw:text-box>
              <text:p text:style-name="P2"><text:span text:style-name="T1">j</text:span></text:p>
            </draw:text-box>
          </draw:frame>
          <draw:frame draw:style-name="gr3" draw:text-style-name="P2" draw:layer="layout" svg:width="1.143cm" svg:height="1.57cm" svg:x="3.032cm" svg:y="17.464cm">
            <draw:text-box>
              <text:p text:style-name="P2"><text:span text:style-name="T1">i</text:span></text:p>
            </draw:text-box>
          </draw:frame>
        </draw:g>
        <draw:g>
          <draw:custom-shape draw:style-name="gr4" draw:text-style-name="P1" draw:layer="layout" svg:width="14.732cm" svg:height="5.08cm" draw:transform="rotate (1.5707963267949) translate (3.54cm 18.78cm)">
            <text:p/>
            <draw:enhanced-geometry svg:viewBox="0 0 21600 21600" draw:glue-points="?f6 0 10800 ?f8 ?f11 10800 ?f9 21600 10800 ?f10 ?f5 10800" draw:text-areas="?f3 ?f3 ?f4 ?f4" draw:mirror-horizontal="false" draw:type="parallelogram" draw:modifiers="7443.372021991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1.143cm" svg:height="1.778cm" svg:x="3.54cm" svg:y="4.81cm">
            <draw:text-box>
              <text:p text:style-name="P3"><text:span text:style-name="T2">1</text:span></text:p>
            </draw:text-box>
          </draw:frame>
          <draw:frame draw:style-name="gr5" draw:text-style-name="P3" draw:layer="layout" svg:width="1.143cm" svg:height="1.778cm" svg:x="4.81cm" svg:y="6.08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6.08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7.35cm" svg:y="8.62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3.667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3.54cm" svg:y="9.89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3.54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4.81cm" svg:y="8.49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6.08cm" svg:y="9.89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7.35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4.81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6.08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7.35cm" svg:y="13.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4.81cm" svg:y="13.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6.08cm" svg:y="14.9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7.477cm" svg:y="16.24cm">
            <draw:text-box>
              <text:p text:style-name="P3"><text:span text:style-name="T2">0</text:span></text:p>
            </draw:text-box>
          </draw:frame>
        </draw:g>
        <draw:g>
          <draw:custom-shape draw:style-name="gr4" draw:text-style-name="P1" draw:layer="layout" svg:width="14.732cm" svg:height="5.08cm" draw:transform="rotate (1.5707963267949) translate (9.255cm 18.78cm)">
            <text:p/>
            <draw:enhanced-geometry svg:viewBox="0 0 21600 21600" draw:glue-points="?f6 0 10800 ?f8 ?f11 10800 ?f9 21600 10800 ?f10 ?f5 10800" draw:text-areas="?f3 ?f3 ?f4 ?f4" draw:mirror-horizontal="false" draw:type="parallelogram" draw:modifiers="7443.372021991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1.143cm" svg:height="1.778cm" svg:x="9.255cm" svg:y="4.81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0.525cm" svg:y="6.08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1.795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3.065cm" svg:y="8.62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9.382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9.255cm" svg:y="9.89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9.255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0.525cm" svg:y="8.49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1.795cm" svg:y="9.89cm">
            <draw:text-box>
              <text:p text:style-name="P3"><text:span text:style-name="T2">1</text:span></text:p>
            </draw:text-box>
          </draw:frame>
          <draw:frame draw:style-name="gr5" draw:text-style-name="P3" draw:layer="layout" svg:width="1.143cm" svg:height="1.778cm" svg:x="13.065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0.525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1.795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3.065cm" svg:y="13.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0.525cm" svg:y="13.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1.795cm" svg:y="14.9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3.192cm" svg:y="16.24cm">
            <draw:text-box>
              <text:p text:style-name="P3"><text:span text:style-name="T2">0</text:span></text:p>
            </draw:text-box>
          </draw:frame>
        </draw:g>
        <draw:g>
          <draw:custom-shape draw:style-name="gr4" draw:text-style-name="P1" draw:layer="layout" svg:width="14.732cm" svg:height="5.08cm" draw:transform="rotate (1.5707963267949) translate (14.97cm 18.907cm)">
            <text:p/>
            <draw:enhanced-geometry svg:viewBox="0 0 21600 21600" draw:glue-points="?f6 0 10800 ?f8 ?f11 10800 ?f9 21600 10800 ?f10 ?f5 10800" draw:text-areas="?f3 ?f3 ?f4 ?f4" draw:mirror-horizontal="false" draw:type="parallelogram" draw:modifiers="7443.372021991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1.143cm" svg:height="1.778cm" svg:x="14.97cm" svg:y="4.93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6.24cm" svg:y="6.20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7.51cm" svg:y="7.47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8.78cm" svg:y="8.74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5.097cm" svg:y="7.47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4.97cm" svg:y="10.01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4.97cm" svg:y="12.55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6.24cm" svg:y="8.62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7.51cm" svg:y="10.01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8.78cm" svg:y="11.28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6.24cm" svg:y="11.28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7.51cm" svg:y="12.55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8.78cm" svg:y="13.827cm">
            <draw:text-box>
              <text:p text:style-name="P3"><text:span text:style-name="T2">1</text:span></text:p>
            </draw:text-box>
          </draw:frame>
          <draw:frame draw:style-name="gr5" draw:text-style-name="P3" draw:layer="layout" svg:width="1.143cm" svg:height="1.778cm" svg:x="16.24cm" svg:y="13.82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7.51cm" svg:y="15.09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18.907cm" svg:y="16.367cm">
            <draw:text-box>
              <text:p text:style-name="P3"><text:span text:style-name="T2">0</text:span></text:p>
            </draw:text-box>
          </draw:frame>
        </draw:g>
        <draw:g>
          <draw:custom-shape draw:style-name="gr4" draw:text-style-name="P1" draw:layer="layout" svg:width="14.732cm" svg:height="5.08cm" draw:transform="rotate (1.5707963267949) translate (20.685cm 18.78cm)">
            <text:p/>
            <draw:enhanced-geometry svg:viewBox="0 0 21600 21600" draw:glue-points="?f6 0 10800 ?f8 ?f11 10800 ?f9 21600 10800 ?f10 ?f5 10800" draw:text-areas="?f3 ?f3 ?f4 ?f4" draw:mirror-horizontal="false" draw:type="parallelogram" draw:modifiers="7443.372021991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1.143cm" svg:height="1.778cm" svg:x="20.685cm" svg:y="4.81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1.955cm" svg:y="6.08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3.225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4.495cm" svg:y="8.62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0.812cm" svg:y="7.35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0.685cm" svg:y="9.89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0.685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1.955cm" svg:y="8.49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3.225cm" svg:y="9.89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4.495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1.955cm" svg:y="11.16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3.225cm" svg:y="12.43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4.495cm" svg:y="13.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1.955cm" svg:y="13.7cm">
            <draw:text-box>
              <text:p text:style-name="P3"><text:span text:style-name="T2">1</text:span></text:p>
            </draw:text-box>
          </draw:frame>
          <draw:frame draw:style-name="gr5" draw:text-style-name="P3" draw:layer="layout" svg:width="1.143cm" svg:height="1.778cm" svg:x="23.225cm" svg:y="14.97cm">
            <draw:text-box>
              <text:p text:style-name="P3"><text:span text:style-name="T2">0</text:span></text:p>
            </draw:text-box>
          </draw:frame>
          <draw:frame draw:style-name="gr5" draw:text-style-name="P3" draw:layer="layout" svg:width="1.143cm" svg:height="1.778cm" svg:x="24.622cm" svg:y="16.24cm">
            <draw:text-box>
              <text:p text:style-name="P3"><text:span text:style-name="T2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7T22:40:28.769686805</dc:date>
    <meta:editing-duration>PT24M29S</meta:editing-duration>
    <meta:editing-cycles>7</meta:editing-cycles>
    <meta:generator>LibreOffice/4.2.8.2$Linux_X86_64 LibreOffice_project/420m0$Build-2</meta:generator>
    <meta:document-statistic meta:object-count="79"/>
  </office:meta>
</office:document-meta>
</file>